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ngraph.runtime</text:p>
      <text:p text:style-name="Text_20_body">ngraph.runtime</text:p>
      <text:p text:style-name="Text_20_body"><text:span text:style-name="T1">Functions</text:span></text:p>
      <text:p text:style-name="Text_20_body">runtime</text:p>
      <text:p text:style-name="Text_20_body"><text:span text:style-name="T1">Classes</text:span></text:p>
      <text:p text:style-name="Text_20_body">Computation Runti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graph.runtime</dc:title>
  </office:meta>
</office:document-meta>
</file>